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Lis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O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addAll( Collection &lt; ? extends E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containsAll( Collection &lt; ?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Map.putAll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List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Immutabl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List.sort( Comparator &lt; ? super E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ptyList.contain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List.toArray( T [ ]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